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8cm" draw:marker-end-width="0.28cm" draw:stroke-linejoin="miter" draw:fill="none" draw:textarea-horizontal-align="center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105cm" svg:height="1.214cm" svg:x="0.067cm" svg:y="0.064cm">
          <text:p/>
        </draw:rect>
        <draw:frame draw:style-name="gr2" draw:text-style-name="P3" draw:layer="layout" svg:width="1.353cm" svg:height="0.962cm" svg:x="-0.038cm" svg:y="0.104cm">
          <draw:text-box>
            <text:p text:style-name="P2"><text:span text:style-name="T1">Hb</text:span></text:p>
          </draw:text-box>
        </draw:frame>
        <draw:frame draw:style-name="gr2" draw:text-style-name="P4" draw:layer="layout" svg:width="1.247cm" svg:height="0.569cm" svg:x="0cm" svg:y="0.698cm">
          <draw:text-box>
            <text:p text:style-name="P4"><text:span text:style-name="T2">Hot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35cm" fo:page-height="1.34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10-03T10:44:53</meta:creation-date>
    <dc:date>2009-11-06T14:07:51</dc:date>
    <meta:editing-cycles>15</meta:editing-cycles>
    <meta:editing-duration>PT2H29M9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